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" style:parent-style-name="Paragrafoelenco" style:list-style-name="LFO1" style:family="paragraph"/>
    <style:style style:name="P5" style:parent-style-name="Paragrafoelenco" style:list-style-name="LFO1" style:family="paragraph"/>
    <style:style style:name="P6" style:parent-style-name="Paragrafoelenco" style:list-style-name="LFO1" style:family="paragraph"/>
  </office:automatic-styles>
  <office:body>
    <office:text text:use-soft-page-breaks="true">
      <text:p text:style-name="P1">TODO</text:p>
      <text:list text:style-name="LFO1" text:continue-numbering="true">
        <text:list-item>
          <text:p text:style-name="P2">Immagine che si rimpicciolisce allo scroll</text:p>
        </text:list-item>
        <text:list-item>
          <text:p text:style-name="P3">Contatore di lettere</text:p>
        </text:list-item>
        <text:list-item>
          <text:p text:style-name="P4">Activity a parte per modificare la bio</text:p>
        </text:list-item>
        <text:list-item>
          <text:p text:style-name="P5">Salvare l’immagine caricata</text:p>
        </text:list-item>
        <text:list-item>
          <text:p text:style-name="P6">Scattare una foto come immagine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anuele Gullino</meta:initial-creator>
    <dc:creator>Emanuele Gullino</dc:creator>
    <meta:creation-date>2018-03-21T10:13:00Z</meta:creation-date>
    <dc:date>2018-03-21T10:54:00Z</dc:date>
    <meta:template xlink:href="Normal.dotm" xlink:type="simple"/>
    <meta:editing-cycles>2</meta:editing-cycles>
    <meta:editing-duration>PT180S</meta:editing-duration>
    <meta:document-statistic meta:page-count="1" meta:paragraph-count="1" meta:word-count="25" meta:character-count="168" meta:row-count="1" meta:non-whitespace-character-count="144"/>
  </office:meta>
</office:document-meta>
</file>